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style:style>
  </office:automatic-styles>
  <office:body>
    <office:text text:use-soft-page-breaks="true">
      <text:p text:style-name="P1">Projet de développement informatique avancé web : besoins clients<text:s/></text:p>
      <text:p text:style-name="Normal"/>
      <text:p text:style-name="Normal"><text:tab/>L’objectif principal de notre projet est de combler un manque d’aide au moins expérimentés dans le monde de la cuisine. Nos clients sont donc des étudiants, des personnes handicapées et démunies, mais pas seulement. Afin de fournir cette aide, nous proposons un site internet facile d’accès et avec une ergonomie web de qualité de telle sorte à ce que même le mal-voyant ou un enfant puisse s’y retrouver sans trop de difficulté.</text:p>
      <text:p text:style-name="Normal"><text:tab/>Pour réaliser ce projet, notre site comporteras<text:s/>sur son corps de page basique,<text:s/>à la fois des éléments très basiques comme des catégories simples à comprendre et avec des polices de<text:s/>grandes tailles, mais aussi des sous-catégories plus précises afin de pourvoir s’aventurer plus profondément dans le site et approfondir ses recherches.<text:line-break/><text:tab/>Les fonctionnalités du site incluront mais ne se limiteront pas à ;<text:s/></text:p>
      <text:p text:style-name="Normal"><text:tab/><text:tab/>-La possibilité mais pas obligation de créer un compte personnel.</text:p>
      <text:p text:style-name="Normal"><text:tab/><text:tab/>-L’option d’ajouter à son compte les ustensiles de cuisine ainsi que les ingrédients basiques disponibles pour le client, pour qu’il puisse affiner ses recherches dans ses recettes.</text:p>
      <text:p text:style-name="Normal"><text:tab/><text:tab/>-Des tutoriels allant des bases de la cuisine aux principes plus avancés.</text:p>
      <text:p text:style-name="Normal"><text:tab/><text:tab/>- Une section « recettes des utilisateurs » où<text:s/>n’importe quel membre enregistré pourra écrire<text:s/>sa propre recette avec les ustensiles et ingrédients utilisés ainsi que la préparation étape par étape avec ou sans phot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text-properties fo:language="en" fo:country="GB"/>
    </style:style>
  </office:automatic-styles>
  <office:master-styles>
    <style:master-page style:name="MP0" style:page-layout-name="PL0">
      <style:header>
        <text:p text:style-name="En-tête">De Mal Raphaël<text:line-break/>De Cock Maxime</text:p>
        <text:p text:style-name="En-tête">Godart Arno</text:p>
      </style:header>
      <style:footer>
        <text:p text:style-name="P2">18/02/2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phael de mal</meta:initial-creator>
    <dc:creator>raphael de mal</dc:creator>
    <meta:creation-date>2020-02-18T18:46:00Z</meta:creation-date>
    <dc:date>2020-02-18T19:10:00Z</dc:date>
    <meta:template xlink:href="Normal.dotm" xlink:type="simple"/>
    <meta:editing-cycles>1</meta:editing-cycles>
    <meta:editing-duration>PT1440S</meta:editing-duration>
    <meta:document-statistic meta:page-count="1" meta:paragraph-count="2" meta:word-count="223" meta:character-count="1450" meta:row-count="10" meta:non-whitespace-character-count="1229"/>
  </office:meta>
</office:document-meta>
</file>